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294e1" officeooo:paragraph-rsid="000294e1"/>
    </style:style>
    <style:style style:name="P2" style:family="paragraph" style:parent-style-name="Heading_20_1">
      <style:paragraph-properties fo:text-align="center" style:justify-single-word="false"/>
      <style:text-properties officeooo:rsid="00bc4b58" officeooo:paragraph-rsid="00bc4b58"/>
    </style:style>
    <style:style style:name="P3" style:family="paragraph" style:parent-style-name="Heading_20_1">
      <style:paragraph-properties fo:text-align="center" style:justify-single-word="false" fo:break-before="page"/>
      <style:text-properties officeooo:paragraph-rsid="00e14ba0"/>
    </style:style>
    <style:style style:name="P4" style:family="paragraph" style:parent-style-name="Heading_20_1">
      <style:paragraph-properties fo:text-align="center" style:justify-single-word="false" fo:break-before="page"/>
      <style:text-properties style:font-name="Liberation Sans" fo:font-size="18.2000007629395pt" officeooo:paragraph-rsid="00e14ba0" style:font-size-asian="18.2000007629395pt" style:font-size-complex="18.2000007629395pt"/>
    </style:style>
    <style:style style:name="P5" style:family="paragraph" style:parent-style-name="Text_20_body">
      <style:text-properties style:font-name="Liberation Serif" fo:font-size="12pt" officeooo:rsid="00bca7af" officeooo:paragraph-rsid="00bca7af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officeooo:paragraph-rsid="00e0c81d"/>
    </style:style>
    <style:style style:name="P7" style:family="paragraph" style:parent-style-name="Text_20_body">
      <style:paragraph-properties fo:text-align="center" style:justify-single-word="false"/>
      <style:text-properties officeooo:paragraph-rsid="00e14ba0"/>
    </style:style>
    <style:style style:name="P8" style:family="paragraph" style:parent-style-name="Frame_20_contents">
      <style:text-properties style:font-name="DejaVu Sans" officeooo:rsid="00bd0cdf" officeooo:paragraph-rsid="00d00e22"/>
    </style:style>
    <style:style style:name="P9" style:family="paragraph" style:parent-style-name="Frame_20_contents">
      <style:text-properties style:font-name="DejaVu Sans" officeooo:rsid="00bd0cdf" officeooo:paragraph-rsid="00d013a7"/>
    </style:style>
    <style:style style:name="P10" style:family="paragraph" style:parent-style-name="Frame_20_contents">
      <style:text-properties style:font-name="DejaVu Sans" officeooo:rsid="00bd0cdf" officeooo:paragraph-rsid="00d39f3c"/>
    </style:style>
    <style:style style:name="P11" style:family="paragraph" style:parent-style-name="Frame_20_contents">
      <style:text-properties style:font-name="DejaVu Sans" officeooo:rsid="00bd0cdf" officeooo:paragraph-rsid="00d3b05a"/>
    </style:style>
    <style:style style:name="P12" style:family="paragraph" style:parent-style-name="Frame_20_contents">
      <style:text-properties style:font-name="DejaVu Sans" officeooo:rsid="00bd0cdf" officeooo:paragraph-rsid="00d77be0"/>
    </style:style>
    <style:style style:name="P13" style:family="paragraph" style:parent-style-name="Frame_20_contents">
      <style:text-properties style:font-name="DejaVu Sans" officeooo:rsid="00bd0cdf" officeooo:paragraph-rsid="00d7b7fd"/>
    </style:style>
    <style:style style:name="P14" style:family="paragraph" style:parent-style-name="Frame_20_contents">
      <style:text-properties style:font-name="DejaVu Sans" officeooo:rsid="00bd0cdf" officeooo:paragraph-rsid="00d970e4"/>
    </style:style>
    <style:style style:name="P15" style:family="paragraph" style:parent-style-name="Frame_20_contents">
      <style:text-properties style:font-name="DejaVu Sans" officeooo:rsid="00bd0cdf" officeooo:paragraph-rsid="00de6e7e"/>
    </style:style>
    <style:style style:name="P16" style:family="paragraph" style:parent-style-name="Frame_20_contents">
      <style:text-properties style:font-name="DejaVu Sans" officeooo:rsid="00bd0cdf" officeooo:paragraph-rsid="00de7a06"/>
    </style:style>
    <style:style style:name="P17" style:family="paragraph" style:parent-style-name="Frame_20_contents">
      <style:text-properties style:font-name="DejaVu Sans" fo:font-size="12pt" officeooo:rsid="00bd0cdf" officeooo:paragraph-rsid="00d3d659" style:font-size-asian="12pt" style:font-size-complex="12pt"/>
    </style:style>
    <style:style style:name="P18" style:family="paragraph" style:parent-style-name="Frame_20_contents">
      <style:text-properties style:font-name="DejaVu Sans" fo:font-size="12pt" officeooo:rsid="00bd0cdf" officeooo:paragraph-rsid="00e14ba0" style:font-size-asian="12pt" style:font-size-complex="12pt"/>
    </style:style>
    <style:style style:name="P19" style:family="paragraph" style:parent-style-name="Frame_20_contents">
      <style:text-properties style:font-name="DejaVu Sans" fo:font-size="12pt" officeooo:rsid="00bd0cdf" officeooo:paragraph-rsid="00e3a831" style:font-size-asian="12pt" style:font-size-complex="12pt"/>
    </style:style>
    <style:style style:name="T1" style:family="text">
      <style:text-properties officeooo:rsid="00be5b6f"/>
    </style:style>
    <style:style style:name="T2" style:family="text">
      <style:text-properties officeooo:rsid="00bf360d"/>
    </style:style>
    <style:style style:name="T3" style:family="text">
      <style:text-properties style:font-name="DejaVu Sans" fo:font-size="12pt" officeooo:rsid="00bc4b58" style:font-size-asian="12pt" style:font-size-complex="12pt"/>
    </style:style>
    <style:style style:name="T4" style:family="text">
      <style:text-properties officeooo:rsid="00bfb5fd"/>
    </style:style>
    <style:style style:name="T5" style:family="text">
      <style:text-properties officeooo:rsid="00c8cd81"/>
    </style:style>
    <style:style style:name="T6" style:family="text">
      <style:text-properties officeooo:rsid="00cbd5e6"/>
    </style:style>
    <style:style style:name="T7" style:family="text">
      <style:text-properties officeooo:rsid="00cdbeee"/>
    </style:style>
    <style:style style:name="T8" style:family="text">
      <style:text-properties officeooo:rsid="00cf9f13"/>
    </style:style>
    <style:style style:name="T9" style:family="text">
      <style:text-properties officeooo:rsid="00d39f3c"/>
    </style:style>
    <style:style style:name="T10" style:family="text">
      <style:text-properties officeooo:rsid="00d3d659"/>
    </style:style>
    <style:style style:name="T11" style:family="text">
      <style:text-properties officeooo:rsid="00d591e4"/>
    </style:style>
    <style:style style:name="T12" style:family="text">
      <style:text-properties officeooo:rsid="00d970e4"/>
    </style:style>
    <style:style style:name="T13" style:family="text">
      <style:text-properties officeooo:rsid="00de7a06"/>
    </style:style>
    <style:style style:name="T14" style:family="text">
      <style:text-properties fo:font-size="12pt" officeooo:rsid="00bc4b58" style:font-size-asian="12pt" style:font-size-complex="12pt"/>
    </style:style>
    <style:style style:name="T15" style:family="text">
      <style:text-properties officeooo:rsid="00bc4b58"/>
    </style:style>
    <style:style style:name="T16" style:family="text">
      <style:text-properties style:font-name="Liberation Sans" fo:font-size="18.2000007629395pt" style:font-size-asian="18.2000007629395pt" style:font-size-complex="18.2000007629395pt"/>
    </style:style>
    <style:style style:name="T17" style:family="text">
      <style:text-properties style:font-name="Liberation Sans" fo:font-size="18.2000007629395pt" officeooo:rsid="00bc4b58" style:font-size-asian="18.2000007629395pt" style:font-size-complex="18.2000007629395pt"/>
    </style:style>
    <style:style style:name="T18" style:family="text">
      <style:text-properties style:font-name="Liberation Sans" fo:font-size="18.2000007629395pt" officeooo:rsid="00e14ba0" style:font-size-asian="18.2000007629395pt" style:font-size-complex="18.2000007629395pt"/>
    </style:style>
    <style:style style:name="T19" style:family="text">
      <style:text-properties officeooo:rsid="00e14b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’s Halo Whitepapers:</text:p>
      <text:h text:style-name="P2" text:outline-level="1">Halo <text:span text:style-name="T19">enumerators and </text:span>structures</text:h>
      <text:p text:style-name="P5"><text:tab/>The structures below are defined using the ANSI C standard, however the data type naming convention follows the one described in the glossary and terminology whitepaper.</text:p>
      <text:h text:style-name="P3" text:outline-level="1"><text:span text:style-name="T18">General</text:span><text:span text:style-name="T17"> </text:span><text:span text:style-name="T18">enums/</text:span><text:span text:style-name="T17">structs</text:span></text:h>
      <text:p text:style-name="P9"><text:span text:style-name="Source_20_Text"><text:span text:style-name="T8">enum TagClass UEnum32 {</text:span></text:span></text:p>
      <text:p text:style-name="P10"><text:span text:style-name="Source_20_Text"><text:span text:style-name="T9"><text:s text:c="4"/>actr = 0x61637472 <text:s/>// <text:s/>actor</text:span></text:span></text:p>
      <text:p text:style-name="P10"><text:span text:style-name="Source_20_Text"><text:span text:style-name="T9"><text:s text:c="4"/>actv = 0x61637476 <text:s/>// <text:s/>actor_variant</text:span></text:span></text:p>
      <text:p text:style-name="P10"><text:span text:style-name="Source_20_Text"><text:span text:style-name="T9"><text:s text:c="4"/>ant_ = 0x616E7421 <text:s/>// <text:s/>antenna</text:span></text:span></text:p>
      <text:p text:style-name="P10"><text:span text:style-name="Source_20_Text"><text:span text:style-name="T9"><text:s text:c="4"/>bipd = 0x62697064 <text:s/>// <text:s/>biped</text:span></text:span></text:p>
      <text:p text:style-name="P10"><text:span text:style-name="Source_20_Text"><text:span text:style-name="T9"><text:s text:c="4"/>bitm = 0x6269746D <text:s/>// <text:s/>bitmap</text:span></text:span></text:p>
      <text:p text:style-name="P10"><text:span text:style-name="Source_20_Text"><text:span text:style-name="T9"><text:s text:c="4"/>trak = 0x7472616B <text:s/>// <text:s/>camera_track</text:span></text:span></text:p>
      <text:p text:style-name="P10"><text:span text:style-name="Source_20_Text"><text:span text:style-name="T9"><text:s text:c="4"/>colo = 0x636F6C6F <text:s/>// <text:s/>color_table</text:span></text:span></text:p>
      <text:p text:style-name="P10"><text:span text:style-name="Source_20_Text"><text:span text:style-name="T9"><text:s text:c="4"/>cdmg = 0x63646D67 <text:s/>// <text:s/>continuous_damage_effect</text:span></text:span></text:p>
      <text:p text:style-name="P10"><text:span text:style-name="Source_20_Text"><text:span text:style-name="T9"><text:s text:c="4"/>cont = 0x636F6E74 <text:s/>// <text:s/>contrail</text:span></text:span></text:p>
      <text:p text:style-name="P10"><text:span text:style-name="Source_20_Text"><text:span text:style-name="T9"><text:s text:c="4"/>jpt_ = 0x6A707421 <text:s/>// <text:s/>damage_effect</text:span></text:span></text:p>
      <text:p text:style-name="P10"><text:span text:style-name="Source_20_Text"><text:span text:style-name="T9"><text:s text:c="4"/>deca = 0x64656361 <text:s/>// <text:s/>decal</text:span></text:span></text:p>
      <text:p text:style-name="P10"><text:span text:style-name="Source_20_Text"><text:span text:style-name="T9"><text:s text:c="4"/>dobc = 0x646F6263 <text:s/>// <text:s/>detail_object_collection</text:span></text:span></text:p>
      <text:p text:style-name="P10"><text:span text:style-name="Source_20_Text"><text:span text:style-name="T9"><text:s text:c="4"/>devi = 0x64657669 <text:s/>// <text:s/>device</text:span></text:span></text:p>
      <text:p text:style-name="P10"><text:span text:style-name="Source_20_Text"><text:span text:style-name="T9"><text:s text:c="4"/>ctrl = 0x6374726C <text:s/>// <text:s/>device_control</text:span></text:span></text:p>
      <text:p text:style-name="P10"><text:span text:style-name="Source_20_Text"><text:span text:style-name="T9"><text:s text:c="4"/>lifi = 0x6C696669 <text:s/>// <text:s/>device_light_fixture</text:span></text:span></text:p>
      <text:p text:style-name="P10"><text:span text:style-name="Source_20_Text"><text:span text:style-name="T9"><text:s text:c="4"/>mach = 0x6D616368 <text:s/>// <text:s/>device_machine</text:span></text:span></text:p>
      <text:p text:style-name="P10"><text:span text:style-name="Source_20_Text"><text:span text:style-name="T9"><text:s text:c="4"/>udlg = 0x75646C67 <text:s/>// <text:s/>dialogue</text:span></text:span></text:p>
      <text:p text:style-name="P10"><text:span text:style-name="Source_20_Text"><text:span text:style-name="T9"><text:s text:c="4"/>effe = 0x65666665 <text:s/>// <text:s/>effect</text:span></text:span></text:p>
      <text:p text:style-name="P10"><text:span text:style-name="Source_20_Text"><text:span text:style-name="T9"><text:s text:c="4"/>eqip = 0x65716970 <text:s/>// <text:s/>equipment</text:span></text:span></text:p>
      <text:p text:style-name="P10"><text:span text:style-name="Source_20_Text"><text:span text:style-name="T9"><text:s text:c="4"/>flag = 0x666C6167 <text:s/>// <text:s/>flag</text:span></text:span></text:p>
      <text:p text:style-name="P10"><text:span text:style-name="Source_20_Text"><text:span text:style-name="T9"><text:s text:c="4"/>fog <text:s/>= 0x666F6720 <text:s/>// <text:s/>fog</text:span></text:span></text:p>
      <text:p text:style-name="P10"><text:span text:style-name="Source_20_Text"><text:span text:style-name="T9"><text:s text:c="4"/>font = 0x666F6E74 <text:s/>// <text:s/>font</text:span></text:span></text:p>
      <text:p text:style-name="P10"><text:span text:style-name="Source_20_Text"><text:span text:style-name="T9"><text:s text:c="4"/>garb = 0x67617262 <text:s/>// <text:s/>garbage</text:span></text:span></text:p>
      <text:p text:style-name="P10"><text:span text:style-name="Source_20_Text"><text:span text:style-name="T9"><text:s text:c="4"/>mod2 = 0x6D6F6432 <text:s/>// <text:s/>gbxmodel</text:span></text:span></text:p>
      <text:p text:style-name="P10"><text:span text:style-name="Source_20_Text"><text:span text:style-name="T9"><text:s text:c="4"/>matg = 0x6D617467 <text:s/>// <text:s/>globals</text:span></text:span></text:p>
      <text:p text:style-name="P10"><text:span text:style-name="Source_20_Text"><text:span text:style-name="T9"><text:s text:c="4"/>glw! = 0x676C7721 <text:s/>// <text:s/>glow</text:span></text:span></text:p>
      <text:p text:style-name="P10"><text:span text:style-name="Source_20_Text"><text:span text:style-name="T9"><text:s text:c="4"/>grhi = 0x67726869 <text:s/>// <text:s/>grenade_hud_interface</text:span></text:span></text:p>
      <text:p text:style-name="P10"><text:span text:style-name="Source_20_Text"><text:span text:style-name="T9"><text:s text:c="4"/>hudg = 0x68756467 <text:s/>// <text:s/>hud_globals</text:span></text:span></text:p>
      <text:p text:style-name="P10"><text:span text:style-name="Source_20_Text"><text:span text:style-name="T9"><text:s text:c="4"/>hmt <text:s/>= 0x686D7420 <text:s/>// <text:s/>hud_message_text</text:span></text:span></text:p>
      <text:p text:style-name="P10"><text:span text:style-name="Source_20_Text"><text:span text:style-name="T9"><text:s text:c="4"/>hud_ = 0x68756423 <text:s/>// <text:s/>hud_number</text:span></text:span></text:p>
      <text:p text:style-name="P10"><text:span text:style-name="Source_20_Text"><text:span text:style-name="T9"><text:s text:c="4"/>devc = 0x64657663 <text:s/>// <text:s/>input_device_defaults</text:span></text:span></text:p>
      <text:p text:style-name="P10"><text:span text:style-name="Source_20_Text"><text:span text:style-name="T9"><text:s text:c="4"/>item = 0x6974656D <text:s/>// <text:s/>item</text:span></text:span></text:p>
      <text:p text:style-name="P10"><text:span text:style-name="Source_20_Text"><text:span text:style-name="T9"><text:s text:c="4"/>itmc = 0x69746D63 <text:s/>// <text:s/>item_collection</text:span></text:span></text:p>
      <text:p text:style-name="P10"><text:span text:style-name="Source_20_Text"><text:span text:style-name="T9"><text:s text:c="4"/>lens = 0x6C656E73 <text:s/>// <text:s/>lens_flare</text:span></text:span></text:p>
      <text:p text:style-name="P10"><text:span text:style-name="Source_20_Text"><text:span text:style-name="T9"><text:s text:c="4"/>ligh = 0x6C696768 <text:s/>// <text:s/>light</text:span></text:span></text:p>
      <text:p text:style-name="P10"><text:span text:style-name="Source_20_Text"><text:span text:style-name="T9"><text:s text:c="4"/>mgs2 = 0x6D677332 <text:s/>// <text:s/>light_volume</text:span></text:span></text:p>
      <text:p text:style-name="P10"><text:span text:style-name="Source_20_Text"><text:span text:style-name="T9"><text:s text:c="4"/>elec = 0x656C6563 <text:s/>// <text:s/>lightning</text:span></text:span></text:p>
      <text:p text:style-name="P10"><text:span text:style-name="Source_20_Text"><text:span text:style-name="T9"><text:s text:c="4"/>foot = 0x666F6F74 <text:s/>// <text:s/>material_effects</text:span></text:span></text:p>
      <text:p text:style-name="P10"><text:span text:style-name="Source_20_Text"><text:span text:style-name="T9"><text:s text:c="4"/>metr = 0x6D657472 <text:s/>// <text:s/>meter</text:span></text:span></text:p>
      <text:p text:style-name="P10"><text:span text:style-name="Source_20_Text"><text:span text:style-name="T9"><text:s text:c="4"/>mode = 0x6D6F6465 <text:s/>// <text:s/>model</text:span></text:span></text:p>
      <text:p text:style-name="P10"><text:span text:style-name="Source_20_Text"><text:span text:style-name="T9"><text:s text:c="4"/>antr = 0x616E7472 <text:s/>// <text:s/>model_animations</text:span></text:span></text:p>
      <text:p text:style-name="P10"><text:span text:style-name="Source_20_Text"><text:span text:style-name="T9"><text:s text:c="4"/>coll = 0x636F6C6C <text:s/>// <text:s/>model_collision_geometry</text:span></text:span></text:p>
      <text:p text:style-name="P10"><text:span text:style-name="Source_20_Text"><text:span text:style-name="T9"><text:s text:c="4"/>mply = 0x6D706C79 <text:s/>// <text:s/>multiplayer_scenario_description</text:span></text:span></text:p>
      <text:p text:style-name="P10"><text:span text:style-name="Source_20_Text"><text:span text:style-name="T9"><text:s text:c="4"/>obje = 0x6F626A65 <text:s/>// <text:s/>object</text:span></text:span></text:p>
      <text:p text:style-name="P10"><text:span text:style-name="Source_20_Text"><text:span text:style-name="T9"><text:s text:c="4"/>part = 0x70617274 <text:s/>// <text:s/>particle</text:span></text:span></text:p>
      <text:p text:style-name="P10"><text:span text:style-name="Source_20_Text"><text:span text:style-name="T9"><text:s text:c="4"/>pctl = 0x7063746C <text:s/>// <text:s/>particle_system</text:span></text:span></text:p>
      <text:p text:style-name="P10"><text:soft-page-break/><text:span text:style-name="Source_20_Text"><text:span text:style-name="T9"><text:s text:c="4"/>phys = 0x70687973 <text:s/>// <text:s/>physics</text:span></text:span></text:p>
      <text:p text:style-name="P10"><text:span text:style-name="Source_20_Text"><text:span text:style-name="T9"><text:s text:c="4"/>plac = 0x706C6163 <text:s/>// <text:s/>placeholder</text:span></text:span></text:p>
      <text:p text:style-name="P10"><text:span text:style-name="Source_20_Text"><text:span text:style-name="T9"><text:s text:c="4"/>pphy = 0x70706879 <text:s/>// <text:s/>point_physics</text:span></text:span></text:p>
      <text:p text:style-name="P10"><text:span text:style-name="Source_20_Text"><text:span text:style-name="T9"><text:s text:c="4"/>ngpr = 0x6E677072 <text:s/>// <text:s/>preferences_network_game</text:span></text:span></text:p>
      <text:p text:style-name="P10"><text:span text:style-name="Source_20_Text"><text:span text:style-name="T9"><text:s text:c="4"/>proj = 0x70726F6A <text:s/>// <text:s/>projectile</text:span></text:span></text:p>
      <text:p text:style-name="P10"><text:span text:style-name="Source_20_Text"><text:span text:style-name="T9"><text:s text:c="4"/>scnr = 0x73636E72 <text:s/>// <text:s/>scenario</text:span></text:span></text:p>
      <text:p text:style-name="P10"><text:span text:style-name="Source_20_Text"><text:span text:style-name="T9"><text:s text:c="4"/>sbsp = 0x73627370 <text:s/>// <text:s/>scenario_structure_bsp</text:span></text:span></text:p>
      <text:p text:style-name="P10"><text:span text:style-name="Source_20_Text"><text:span text:style-name="T9"><text:s text:c="4"/>scen = 0x7363656E <text:s/>// <text:s/>scenery</text:span></text:span></text:p>
      <text:p text:style-name="P10"><text:span text:style-name="Source_20_Text"><text:span text:style-name="T9"><text:s text:c="4"/>shdr = 0x73686472 <text:s/>// <text:s/>shader</text:span></text:span></text:p>
      <text:p text:style-name="P10"><text:span text:style-name="Source_20_Text"><text:span text:style-name="T9"><text:s text:c="4"/>senv = 0x73656E76 <text:s/>// <text:s/>shader_environment</text:span></text:span></text:p>
      <text:p text:style-name="P10"><text:span text:style-name="Source_20_Text"><text:span text:style-name="T9"><text:s text:c="4"/>soso = 0x736F736F <text:s/>// <text:s/>shader_model</text:span></text:span></text:p>
      <text:p text:style-name="P10"><text:span text:style-name="Source_20_Text"><text:span text:style-name="T9"><text:s text:c="4"/>schi = 0x73636869 <text:s/>// <text:s/>shader_transparent_chicago</text:span></text:span></text:p>
      <text:p text:style-name="P10"><text:span text:style-name="Source_20_Text"><text:span text:style-name="T9"><text:s text:c="4"/>scex = 0x73636578 <text:s/>// <text:s/>shader_transparent_chicago_extended</text:span></text:span></text:p>
      <text:p text:style-name="P10"><text:span text:style-name="Source_20_Text"><text:span text:style-name="T9"><text:s text:c="4"/>sotr = 0x736F7472 <text:s/>// <text:s/>shader_transparent_generic</text:span></text:span></text:p>
      <text:p text:style-name="P10"><text:span text:style-name="Source_20_Text"><text:span text:style-name="T9"><text:s text:c="4"/>sgla = 0x73676C61 <text:s/>// <text:s/>shader_transparent_glass</text:span></text:span></text:p>
      <text:p text:style-name="P10"><text:span text:style-name="Source_20_Text"><text:span text:style-name="T9"><text:s text:c="4"/>smet = 0x736D6574 <text:s/>// <text:s/>shader_transparent_meter</text:span></text:span></text:p>
      <text:p text:style-name="P10"><text:span text:style-name="Source_20_Text"><text:span text:style-name="T9"><text:s text:c="4"/>spla = 0x73706C61 <text:s/>// <text:s/>shader_transparent_plasma</text:span></text:span></text:p>
      <text:p text:style-name="P10"><text:span text:style-name="Source_20_Text"><text:span text:style-name="T9"><text:s text:c="4"/>swat = 0x73776174 <text:s/>// <text:s/>shader_transparent_water</text:span></text:span></text:p>
      <text:p text:style-name="P10"><text:span text:style-name="Source_20_Text"><text:span text:style-name="T9"><text:s text:c="4"/>sky <text:s/>= 0x736B7920 <text:s/>// <text:s/>sky</text:span></text:span></text:p>
      <text:p text:style-name="P10"><text:span text:style-name="Source_20_Text"><text:span text:style-name="T9"><text:s text:c="4"/>snd_ = 0x736E6421 <text:s/>// <text:s/>sound</text:span></text:span></text:p>
      <text:p text:style-name="P10"><text:span text:style-name="Source_20_Text"><text:span text:style-name="T9"><text:s text:c="4"/>snde = 0x736E6465 <text:s/>// <text:s/>sound_environment</text:span></text:span></text:p>
      <text:p text:style-name="P10"><text:span text:style-name="Source_20_Text"><text:span text:style-name="T9"><text:s text:c="4"/>lsnd = 0x6C736E64 <text:s/>// <text:s/>sound_looping</text:span></text:span></text:p>
      <text:p text:style-name="P10"><text:span text:style-name="Source_20_Text"><text:span text:style-name="T9"><text:s text:c="4"/>ssce = 0x73736365 <text:s/>// <text:s/>sound_scenery</text:span></text:span></text:p>
      <text:p text:style-name="P10"><text:span text:style-name="Source_20_Text"><text:span text:style-name="T9"><text:s text:c="4"/>boom = 0x626F6F6D <text:s/>// <text:s/>spheroid</text:span></text:span></text:p>
      <text:p text:style-name="P10"><text:span text:style-name="Source_20_Text"><text:span text:style-name="T9"><text:s text:c="4"/>str# = 0x73747223 <text:s/>// <text:s/>string_list</text:span></text:span></text:p>
      <text:p text:style-name="P10"><text:span text:style-name="Source_20_Text"><text:span text:style-name="T9"><text:s text:c="4"/>tagc = 0x74616763 <text:s/>// <text:s/>tag_collection</text:span></text:span></text:p>
      <text:p text:style-name="P10"><text:span text:style-name="Source_20_Text"><text:span text:style-name="T9"><text:s text:c="4"/>Soul = 0x536F756C <text:s/>// <text:s/>ui_widget_collection</text:span></text:span></text:p>
      <text:p text:style-name="P10"><text:span text:style-name="Source_20_Text"><text:span text:style-name="T9"><text:s text:c="4"/>DeLa = 0x44654C61 <text:s/>// <text:s/>ui_widget_definition</text:span></text:span></text:p>
      <text:p text:style-name="P10"><text:span text:style-name="Source_20_Text"><text:span text:style-name="T9"><text:s text:c="4"/>ustr = 0x75737472 <text:s/>// <text:s/>unicode_string_list</text:span></text:span></text:p>
      <text:p text:style-name="P10"><text:span text:style-name="Source_20_Text"><text:span text:style-name="T9"><text:s text:c="4"/>unit = 0x756E6974 <text:s/>// <text:s/>unit</text:span></text:span></text:p>
      <text:p text:style-name="P10"><text:span text:style-name="Source_20_Text"><text:span text:style-name="T9"><text:s text:c="4"/>unhi = 0x756E6869 <text:s/>// <text:s/>unit_hud_interface</text:span></text:span></text:p>
      <text:p text:style-name="P10"><text:span text:style-name="Source_20_Text"><text:span text:style-name="T9"><text:s text:c="4"/>vehi = 0x76656869 <text:s/>// <text:s/>vehicle</text:span></text:span></text:p>
      <text:p text:style-name="P10"><text:span text:style-name="Source_20_Text"><text:span text:style-name="T9"><text:s text:c="4"/>vcky = 0x76636B79 <text:s/>// <text:s/>virtual_keyboard</text:span></text:span></text:p>
      <text:p text:style-name="P10"><text:span text:style-name="Source_20_Text"><text:span text:style-name="T9"><text:s text:c="4"/>weap = 0x77656170 <text:s/>// <text:s/>weapon</text:span></text:span></text:p>
      <text:p text:style-name="P10"><text:span text:style-name="Source_20_Text"><text:span text:style-name="T9"><text:s text:c="4"/>wphi = 0x77706869 <text:s/>// <text:s/>weapon_hud_interface</text:span></text:span></text:p>
      <text:p text:style-name="P10"><text:span text:style-name="Source_20_Text"><text:span text:style-name="T9"><text:s text:c="4"/>rain = 0x7261696E <text:s/>// <text:s/>weather_particle_system</text:span></text:span></text:p>
      <text:p text:style-name="P10"><text:span text:style-name="Source_20_Text"><text:span text:style-name="T9"><text:s text:c="4"/>wind = 0x77696E64 <text:s/>// <text:s/>wind</text:span></text:span></text:p>
      <text:p text:style-name="P16"><text:span text:style-name="Source_20_Text"><text:span text:style-name="T13"><text:s text:c="4"/>NONE = 0xFFFFFFFF <text:s/>// <text:s/>nothing</text:span></text:span></text:p>
      <text:p text:style-name="P11"><text:span text:style-name="Source_20_Text"><text:span text:style-name="T8">} <text:s/>TagClass;</text:span></text:span></text:p>
      <text:p text:style-name="P8"><text:span text:style-name="Source_20_Text"/></text:p>
      <text:p text:style-name="P8"><text:span text:style-name="Source_20_Text"/></text:p>
      <text:p text:style-name="P13"><text:span text:style-name="Source_20_Text"><text:span text:style-name="T8">enum EngineID BUEnum32 {</text:span></text:span></text:p>
      <text:p text:style-name="P13"><text:span text:style-name="Source_20_Text"><text:span text:style-name="T9"><text:s text:c="4"/>blam = 0x6D616C62 <text:s/>// <text:s/>Halo 1 engine id</text:span></text:span></text:p>
      <text:p text:style-name="P14"><text:span text:style-name="Source_20_Text"><text:span text:style-name="T12"><text:s text:c="4"/>}</text:span></text:span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oft-page-break/><text:span text:style-name="Source_20_Text"><text:span text:style-name="T4">s</text:span></text:span><text:span text:style-name="Source_20_Text">truct</text:span><text:span text:style-name="Source_20_Text"><text:span text:style-name="T1"> T</text:span></text:span><text:span text:style-name="Source_20_Text">ag</text:span><text:span text:style-name="Source_20_Text"><text:span text:style-name="T6">I</text:span></text:span><text:span text:style-name="Source_20_Text">d</text:span><text:span text:style-name="Source_20_Text"><text:span text:style-name="T1"> </text:span></text:span><text:span text:style-name="Source_20_Text">{</text:span></text:p>
      <text:p text:style-name="P8"><text:span text:style-name="Source_20_Text"><text:s text:c="4"/>UInt16<text:tab/>tag_table_index</text:span><text:span text:style-name="Source_20_Text"><text:span text:style-name="T5">;</text:span></text:span></text:p>
      <text:p text:style-name="P8"><text:span text:style-name="Source_20_Text"><text:s text:c="4"/>UInt16<text:tab/>table_index</text:span><text:span text:style-name="Source_20_Text"><text:span text:style-name="T5">;</text:span></text:span></text:p>
      <text:p text:style-name="P8"><text:span text:style-name="Source_20_Text"><text:s text:c="4"/>}</text:span><text:span text:style-name="Source_20_Text"><text:span text:style-name="T1"> T</text:span></text:span><text:span text:style-name="Source_20_Text">ag</text:span><text:span text:style-name="Source_20_Text"><text:span text:style-name="T6">I</text:span></text:span><text:span text:style-name="Source_20_Text">d</text:span><text:span text:style-name="Source_20_Text"><text:span text:style-name="T5">;</text:span></text:span></text:p>
      <text:p text:style-name="P8"><text:span text:style-name="Source_20_Text"/></text:p>
      <text:p text:style-name="P8"><text:span text:style-name="Source_20_Text"/></text:p>
      <text:p text:style-name="P8"><text:span text:style-name="Source_20_Text"><text:span text:style-name="T4">struct TagHeader {</text:span></text:span></text:p>
      <text:p text:style-name="P8"><text:span text:style-name="Source_20_Text"><text:span text:style-name="T2"><text:s text:c="4"/>Pad[36]<text:tab/>pad0;</text:span></text:span></text:p>
      <text:p text:style-name="P15"><text:span text:style-name="Source_20_Text"><text:span text:style-name="T2"><text:s text:c="4"/>TagClass<text:tab/>tag_class;</text:span></text:span></text:p>
      <text:p text:style-name="P8"><text:span text:style-name="Source_20_Text"><text:span text:style-name="T2"><text:s text:c="4"/>UInt32<text:tab/>checksum;</text:span></text:span></text:p>
      <text:p text:style-name="P15"><text:span text:style-name="Source_20_Text"><text:span text:style-name="T2"><text:s text:c="4"/>UInt32<text:tab/>header_size; <text:s/>// default == 64</text:span></text:span></text:p>
      <text:p text:style-name="P8"><text:span text:style-name="Source_20_Text"><text:span text:style-name="T2"><text:s text:c="4"/>Pad[8]<text:tab/>pad1;</text:span></text:span></text:p>
      <text:p text:style-name="P15"><text:span text:style-name="Source_20_Text"><text:span text:style-name="T2"><text:s text:c="4"/>UInt16<text:tab/>tag_version; <text:s/>// default depends on the tag_class</text:span></text:span></text:p>
      <text:p text:style-name="P8"><text:span text:style-name="Source_20_Text"><text:span text:style-name="T2"><text:s text:c="4"/>UInt8<text:tab/><text:tab/>integrity0; <text:s text:c="2"/>// default == 0x00</text:span></text:span></text:p>
      <text:p text:style-name="P15"><text:span text:style-name="Source_20_Text"><text:span text:style-name="T2"><text:s text:c="4"/>UInt8<text:tab/><text:tab/>integrity1; <text:s text:c="2"/>// default == 0xFF</text:span></text:span></text:p>
      <text:p text:style-name="P15"><text:span text:style-name="Source_20_Text"><text:span text:style-name="T2"><text:s text:c="4"/>EngineID<text:tab/>engine_id; <text:s text:c="3"/>// default == blam</text:span></text:span></text:p>
      <text:p text:style-name="P8"><text:span text:style-name="Source_20_Text"><text:span text:style-name="T2"><text:s text:c="4"/>} TagHeader;</text:span></text:span></text:p>
      <text:p text:style-name="P8"><text:span text:style-name="Source_20_Text"/></text:p>
      <text:p text:style-name="P8"><text:span text:style-name="Source_20_Text"/></text:p>
      <text:p text:style-name="P8"><text:span text:style-name="Source_20_Text"><text:span text:style-name="T4">struct RawdataRef {</text:span></text:span></text:p>
      <text:p text:style-name="P8"><text:span text:style-name="Source_20_Text"><text:span text:style-name="T4"><text:s text:c="4"/>SInt32<text:tab/>size;</text:span></text:span></text:p>
      <text:p text:style-name="P8"><text:span text:style-name="Source_20_Text"><text:span text:style-name="T4"><text:s text:c="4"/>FlBool32<text:tab/>data_in_resource_map : 1;</text:span></text:span></text:p>
      <text:p text:style-name="P8"><text:span text:style-name="Source_20_Text"><text:span text:style-name="T4"><text:s text:c="4"/>FlUInt32<text:tab/>raw_pointer; <text:s/>// doesnt use magic</text:span></text:span></text:p>
      <text:p text:style-name="P8"><text:span text:style-name="Source_20_Text"><text:span text:style-name="T4"><text:s text:c="4"/>FlUInt32<text:tab/>pointer;</text:span></text:span></text:p>
      <text:p text:style-name="P8"><text:span text:style-name="Source_20_Text"><text:span text:style-name="T4"><text:s text:c="4"/>FlUInt32<text:tab/>id;</text:span></text:span></text:p>
      <text:p text:style-name="P8"><text:span text:style-name="Source_20_Text"><text:span text:style-name="T4"><text:s text:c="4"/>} RawdataRef;</text:span></text:span></text:p>
      <text:p text:style-name="P8"><text:span text:style-name="Source_20_Text"/></text:p>
      <text:p text:style-name="P8"><text:span text:style-name="Source_20_Text"/></text:p>
      <text:p text:style-name="P8"><text:span text:style-name="Source_20_Text"><text:span text:style-name="T4">struct Reflexive {</text:span></text:span></text:p>
      <text:p text:style-name="P8"><text:span text:style-name="Source_20_Text"><text:span text:style-name="T4"><text:s text:c="4"/>SInt32<text:tab/>size;</text:span></text:span></text:p>
      <text:p text:style-name="P8"><text:span text:style-name="Source_20_Text"><text:span text:style-name="T4"><text:s text:c="4"/>FlUInt32<text:tab/>pointer;</text:span></text:span></text:p>
      <text:p text:style-name="P8"><text:span text:style-name="Source_20_Text"><text:span text:style-name="T4"><text:s text:c="4"/>FlUInt32<text:tab/>id;</text:span></text:span></text:p>
      <text:p text:style-name="P8"><text:span text:style-name="Source_20_Text"><text:span text:style-name="T4"><text:s text:c="4"/>} Reflexive;</text:span></text:span></text:p>
      <text:p text:style-name="P8"><text:span text:style-name="Source_20_Text"/></text:p>
      <text:p text:style-name="P8"><text:span text:style-name="Source_20_Text"/></text:p>
      <text:p text:style-name="P8"><text:span text:style-name="Source_20_Text"><text:span text:style-name="T4">struct TagRef {</text:span></text:span></text:p>
      <text:p text:style-name="P12"><text:span text:style-name="Source_20_Text"><text:span text:style-name="T4"><text:s text:c="4"/>TagClass <text:tab/>class;</text:span></text:span></text:p>
      <text:p text:style-name="P8"><text:span text:style-name="Source_20_Text"><text:span text:style-name="T4"><text:s text:c="4"/>SInt32<text:tab/>path_pointer;</text:span></text:span></text:p>
      <text:p text:style-name="P8"><text:span text:style-name="Source_20_Text"><text:span text:style-name="T4"><text:s text:c="4"/>SInt32<text:tab/>path_length;</text:span></text:span></text:p>
      <text:p text:style-name="P8"><text:span text:style-name="Source_20_Text"><text:span text:style-name="T4"><text:s text:c="4"/>T</text:span></text:span><text:span text:style-name="Source_20_Text">ag</text:span><text:span text:style-name="Source_20_Text"><text:span text:style-name="T6">I</text:span></text:span><text:span text:style-name="Source_20_Text">d</text:span><text:span text:style-name="Source_20_Text"><text:span text:style-name="T7"><text:tab/><text:tab/>id;</text:span></text:span></text:p>
      <text:p text:style-name="P18"><text:span text:style-name="Source_20_Text"><text:span text:style-name="T4"><text:s text:c="4"/>} TagRef;</text:span></text:span></text:p>
      <text:p text:style-name="P7"><text:span text:style-name="T3"/></text:p>
      <text:p text:style-name="P18"><text:span text:style-name="Source_20_Text"><text:span text:style-name="T11">struct compressed_normal_32 {</text:span></text:span></text:p>
      <text:p text:style-name="P18"><text:span text:style-name="Source_20_Text"><text:span text:style-name="T10"><text:s text:c="4"/>S1Int32<text:tab/>i : 11;</text:span></text:span></text:p>
      <text:p text:style-name="P18"><text:span text:style-name="Source_20_Text"><text:span text:style-name="T10"><text:s text:c="4"/>S1Int32<text:tab/>j : 11;</text:span></text:span></text:p>
      <text:p text:style-name="P18"><text:span text:style-name="Source_20_Text"><text:span text:style-name="T10"><text:s text:c="4"/>S1Int32<text:tab/>k : 10;</text:span></text:span></text:p>
      <text:p text:style-name="P18"><text:span text:style-name="Source_20_Text"><text:span text:style-name="T10"><text:s text:c="4"/>}</text:span></text:span></text:p>
      <text:p text:style-name="P17"><text:span text:style-name="Source_20_Text"/></text:p>
      <text:h text:style-name="P4" text:outline-level="1"><text:span text:style-name="T19">Bitmap enums/structs</text:span></text:h>
      <text:p text:style-name="P7"><text:span text:style-name="T18"/></text:p>
      <text:p text:style-name="P19"><text:span text:style-name="Source_20_Text"><text:span text:style-name="T11">struct compressed_normal_32 {</text:span></text:span></text:p>
      <text:p text:style-name="P19"><text:span text:style-name="Source_20_Text"><text:span text:style-name="T10"><text:s text:c="4"/>S1Int32<text:tab/>i : 11;</text:span></text:span></text:p>
      <text:p text:style-name="P19"><text:span text:style-name="Source_20_Text"><text:span text:style-name="T10"><text:s text:c="4"/>S1Int32<text:tab/>j : 11;</text:span></text:span></text:p>
      <text:p text:style-name="P19"><text:span text:style-name="Source_20_Text"><text:span text:style-name="T10"><text:s text:c="4"/>S1Int32<text:tab/>k : 10;</text:span></text:span></text:p>
      <text:p text:style-name="P19"><text:span text:style-name="Source_20_Text"><text:span text:style-name="T10"><text:s text:c="4"/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38:49.713000000</meta:creation-date>
    <meta:generator>LibreOffice/5.3.3.2$Windows_X86_64 LibreOffice_project/3d9a8b4b4e538a85e0782bd6c2d430bafe583448</meta:generator>
    <dc:date>2017-11-18T23:49:30.034000000</dc:date>
    <meta:editing-duration>P1DT19H4M58S</meta:editing-duration>
    <meta:editing-cycles>211</meta:editing-cycles>
    <meta:document-statistic meta:table-count="0" meta:image-count="0" meta:object-count="0" meta:page-count="5" meta:paragraph-count="137" meta:word-count="607" meta:character-count="4686" meta:non-whitespace-character-count="3539"/>
  </office:meta>
</office:document-meta>
</file>